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e24fb" officeooo:paragraph-rsid="000e24fb"/>
    </style:style>
    <style:style style:name="P2" style:family="paragraph" style:parent-style-name="Standard">
      <style:text-properties style:font-name="Arial" officeooo:rsid="000e24fb" officeooo:paragraph-rsid="000e24fb"/>
    </style:style>
    <style:style style:name="P3" style:family="paragraph" style:parent-style-name="Standard">
      <style:text-properties style:font-name="Arial" officeooo:rsid="0011911e" officeooo:paragraph-rsid="0011911e"/>
    </style:style>
    <style:style style:name="P4" style:family="paragraph" style:parent-style-name="Standard">
      <style:text-properties style:font-name="Arial" officeooo:rsid="001282ec" officeooo:paragraph-rsid="001282ec"/>
    </style:style>
    <style:style style:name="P5" style:family="paragraph" style:parent-style-name="Standard">
      <style:text-properties style:font-name="Arial" officeooo:rsid="00138778" officeooo:paragraph-rsid="00138778"/>
    </style:style>
    <style:style style:name="P6" style:family="paragraph" style:parent-style-name="Standard">
      <style:text-properties style:font-name="Arial" officeooo:rsid="00177621" officeooo:paragraph-rsid="00177621"/>
    </style:style>
    <style:style style:name="P7" style:family="paragraph" style:parent-style-name="Standard">
      <style:text-properties style:font-name="Arial" officeooo:rsid="001a9718" officeooo:paragraph-rsid="001a9718"/>
    </style:style>
    <style:style style:name="P8" style:family="paragraph" style:parent-style-name="Standard">
      <style:text-properties style:font-name="Arial" officeooo:rsid="001b8dbc" officeooo:paragraph-rsid="001b8dbc"/>
    </style:style>
    <style:style style:name="P9" style:family="paragraph" style:parent-style-name="Standard">
      <style:text-properties style:font-name="Arial" officeooo:rsid="001cd4df" officeooo:paragraph-rsid="001cd4df"/>
    </style:style>
    <style:style style:name="P10" style:family="paragraph" style:parent-style-name="Standard">
      <style:text-properties style:font-name="Arial" officeooo:rsid="001fcccd" officeooo:paragraph-rsid="001fcccd"/>
    </style:style>
    <style:style style:name="P11" style:family="paragraph" style:parent-style-name="Standard">
      <style:text-properties style:font-name="Arial" officeooo:rsid="0021540f" officeooo:paragraph-rsid="0021540f"/>
    </style:style>
    <style:style style:name="P12" style:family="paragraph" style:parent-style-name="Standard">
      <style:text-properties style:font-name="Arial" officeooo:rsid="0022fa82" officeooo:paragraph-rsid="0022fa82"/>
    </style:style>
    <style:style style:name="P13" style:family="paragraph" style:parent-style-name="Standard">
      <style:text-properties style:font-name="Arial" officeooo:rsid="0023d513" officeooo:paragraph-rsid="0023d513"/>
    </style:style>
    <style:style style:name="P14" style:family="paragraph" style:parent-style-name="Standard">
      <style:text-properties style:font-name="Arial" officeooo:rsid="0026db25" officeooo:paragraph-rsid="0023d513"/>
    </style:style>
    <style:style style:name="P15" style:family="paragraph" style:parent-style-name="Standard">
      <style:text-properties style:font-name="Arial" officeooo:rsid="0026db25" officeooo:paragraph-rsid="0026db25"/>
    </style:style>
    <style:style style:name="P16" style:family="paragraph" style:parent-style-name="Standard">
      <style:text-properties style:font-name="Arial" officeooo:rsid="00331e43" officeooo:paragraph-rsid="00331e43"/>
    </style:style>
    <style:style style:name="P17" style:family="paragraph" style:parent-style-name="Standard">
      <style:text-properties style:font-name="Arial" officeooo:rsid="00354cde" officeooo:paragraph-rsid="00354cde"/>
    </style:style>
    <style:style style:name="P18" style:family="paragraph" style:parent-style-name="Standard">
      <style:text-properties style:font-name="Arial" officeooo:rsid="00383c30" officeooo:paragraph-rsid="00383c30"/>
    </style:style>
    <style:style style:name="P19" style:family="paragraph" style:parent-style-name="Standard">
      <style:text-properties style:font-name="Arial" officeooo:rsid="00385aa8" officeooo:paragraph-rsid="00385aa8"/>
    </style:style>
    <style:style style:name="P20" style:family="paragraph" style:parent-style-name="Standard">
      <style:text-properties style:font-name="Arial" officeooo:rsid="0039c85c" officeooo:paragraph-rsid="0039c85c"/>
    </style:style>
    <style:style style:name="T1" style:family="text">
      <style:text-properties officeooo:rsid="001c37eb"/>
    </style:style>
    <style:style style:name="T2" style:family="text">
      <style:text-properties officeooo:rsid="001dd5b7"/>
    </style:style>
    <style:style style:name="T3" style:family="text">
      <style:text-properties officeooo:rsid="0022fa82"/>
    </style:style>
    <style:style style:name="T4" style:family="text">
      <style:text-properties officeooo:rsid="00231109"/>
    </style:style>
    <style:style style:name="T5" style:family="text">
      <style:text-properties officeooo:rsid="0023d513"/>
    </style:style>
    <style:style style:name="T6" style:family="text">
      <style:text-properties officeooo:rsid="00244124"/>
    </style:style>
    <style:style style:name="T7" style:family="text">
      <style:text-properties officeooo:rsid="0025245e"/>
    </style:style>
    <style:style style:name="T8" style:family="text">
      <style:text-properties officeooo:rsid="0029eb64"/>
    </style:style>
    <style:style style:name="T9" style:family="text">
      <style:text-properties officeooo:rsid="003aead3"/>
    </style:style>
    <style:style style:name="T10" style:family="text">
      <style:text-properties officeooo:rsid="003dcd80"/>
    </style:style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</text:p>
      <text:p text:style-name="P1"><draw:frame draw:style-name="fr1" draw:name="Object1" text:anchor-type="as-char" svg:width="1.2772in" svg:height="0.472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3">2)</text:p>
      <text:p text:style-name="P4">5,89e-<text:span text:style-name="T8">5</text:span></text:p>
      <text:p text:style-name="P5"/>
      <text:p text:style-name="P5">3)</text:p>
      <text:p text:style-name="P6">86/222</text:p>
      <text:p text:style-name="P6">10/222</text:p>
      <text:p text:style-name="P6">31/222</text:p>
      <text:p text:style-name="P6">78/222</text:p>
      <text:p text:style-name="P6">17/222</text:p>
      <text:p text:style-name="P6"/>
      <text:p text:style-name="P7">4)</text:p>
      <text:p text:style-name="P8">9*5*2=<text:span text:style-name="T1">90m³</text:span></text:p>
      <text:p text:style-name="P9">90m³ = 90000<text:span text:style-name="T2">L</text:span></text:p>
      <text:p text:style-name="P9"/>
      <text:p text:style-name="P10">5)</text:p>
      <text:p text:style-name="P11">720*4% = <text:span text:style-name="T3">28,8</text:span></text:p>
      <text:p text:style-name="P12">28,8/<text:span text:style-name="T4">12 = </text:span><text:span text:style-name="T5">2,4</text:span></text:p>
      <text:p text:style-name="P13">2,4*8 <text:span text:style-name="T6">= </text:span><text:span text:style-name="T7">19,2</text:span><text:span text:style-name="T10">€</text:span></text:p>
      <text:p text:style-name="P14"/>
      <text:p text:style-name="P15"/>
      <text:p text:style-name="P16">1b)</text:p>
      <text:p text:style-name="P17">6m</text:p>
      <text:p text:style-name="P17"/>
      <text:p text:style-name="P17">1c)</text:p>
      <text:p text:style-name="P18">1m/s</text:p>
      <text:p text:style-name="P18"/>
      <text:p text:style-name="P18">1d)</text:p>
      <text:p text:style-name="P19"><text:span text:style-name="T9">12</text:span>m</text:p>
      <text:p text:style-name="P19"/>
      <text:p text:style-name="P19"/>
      <text:p text:style-name="P20">2a)</text:p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1T09:09:02.632000000</dc:date>
    <meta:editing-duration>PT1H6M26S</meta:editing-duration>
    <meta:editing-cycles>44</meta:editing-cycles>
    <meta:generator>LibreOffice/7.1.0.3$Windows_X86_64 LibreOffice_project/f6099ecf3d29644b5008cc8f48f42f4a40986e4c</meta:generator>
    <meta:document-statistic meta:table-count="0" meta:image-count="0" meta:object-count="1" meta:page-count="1" meta:paragraph-count="24" meta:word-count="33" meta:character-count="130" meta:non-whitespace-character-count="122"/>
  </office:meta>
</office:document-meta>
</file>

<file path=Object 1/content.xml><?xml version="1.0" encoding="utf-8"?>
<math xmlns="http://www.w3.org/1998/Math/MathML" display="block">
  <semantics>
    <mfrac>
      <msqrt>
        <mrow>
          <mrow>
            <msup>
              <mi>a</mi>
              <mn>3</mn>
            </msup>
            <mo stretchy="false">+</mo>
            <mn>6</mn>
          </mrow>
          <mrow>
            <msup>
              <mi>a</mi>
              <mn>2</mn>
            </msup>
            <mo stretchy="false">+</mo>
            <mn>9</mn>
          </mrow>
          <mi>a</mi>
        </mrow>
      </msqrt>
      <msqrt>
        <mrow>
          <mn>2</mn>
          <mrow>
            <msup>
              <mi>a</mi>
              <mn>3</mn>
            </msup>
            <mo stretchy="false">+</mo>
            <mn>12</mn>
          </mrow>
          <mrow>
            <msup>
              <mi>a</mi>
              <mn>2</mn>
            </msup>
            <mo stretchy="false">+</mo>
            <mn>18</mn>
          </mrow>
          <mi>a</mi>
        </mrow>
      </msqrt>
    </mfrac>
    <annotation encoding="StarMath 5.0">sqrt{ a^3+6a^2+9a} over sqrt { 2a^3+12a^2+18a }</annotation>
  </semantics>
</math>
</file>